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VT323" svg:font-family="VT323" style:font-pitch="fixed"/>
    <style:font-face style:name="FreeMono" svg:font-family="FreeMono" style:font-family-generic="modern" style:font-pitch="fixed"/>
    <style:font-face style:name="Abril Fatface" svg:font-family="'Abril Fatface'" style:font-pitch="variable"/>
    <style:font-face style:name="Alegreya SC" svg:font-family="'Alegreya SC'" style:font-pitch="variable"/>
    <style:font-face style:name="Alfa Slab One" svg:font-family="'Alfa Slab One'" style:font-pitch="variable"/>
    <style:font-face style:name="Alike" svg:font-family="Alike" style:font-pitch="variable"/>
    <style:font-face style:name="Allerta" svg:font-family="Allerta" style:font-pitch="variable"/>
    <style:font-face style:name="Allerta Stencil" svg:font-family="'Allerta Stencil'" style:font-pitch="variable"/>
    <style:font-face style:name="Allura" svg:font-family="Allura" style:font-pitch="variable"/>
    <style:font-face style:name="Almonte Woodgrain" svg:font-family="'Almonte Woodgrain'" style:font-pitch="variable"/>
    <style:font-face style:name="Amaranth" svg:font-family="Amaranth" style:font-pitch="variable"/>
    <style:font-face style:name="Antic" svg:font-family="Antic" style:font-pitch="variable"/>
    <style:font-face style:name="Anton" svg:font-family="Anton" style:font-pitch="variable"/>
    <style:font-face style:name="Architects Daughter" svg:font-family="'Architects Daughter'" style:font-pitch="variable"/>
    <style:font-face style:name="Archivo Narrow" svg:font-family="'Archivo Narrow'" style:font-pitch="variable"/>
    <style:font-face style:name="Arvo" svg:font-family="Arvo" style:font-pitch="variable"/>
    <style:font-face style:name="Autour One" svg:font-family="'Autour One'" style:font-pitch="variable"/>
    <style:font-face style:name="Belleza" svg:font-family="Belleza" style:font-pitch="variable"/>
    <style:font-face style:name="Berkshire Swash" svg:font-family="'Berkshire Swash'" style:font-pitch="variable"/>
    <style:font-face style:name="Bevan" svg:font-family="Bevan" style:font-pitch="variable"/>
    <style:font-face style:name="Bigelow Rules" svg:font-family="'Bigelow Rules'" style:font-pitch="variable"/>
    <style:font-face style:name="Black Ops One" svg:font-family="'Black Ops One'" style:font-pitch="variable"/>
    <style:font-face style:name="Butcherman" svg:font-family="Butcherman" style:font-pitch="variable"/>
    <style:font-face style:name="Cabin Sketch" svg:font-family="'Cabin Sketch'" style:font-pitch="variable"/>
    <style:font-face style:name="CabinSketch" svg:font-family="CabinSketch" style:font-pitch="variable"/>
    <style:font-face style:name="Cantata One" svg:font-family="'Cantata One'" style:font-pitch="variable"/>
    <style:font-face style:name="CantoraOne" svg:font-family="CantoraOne" style:font-pitch="variable"/>
    <style:font-face style:name="Carter One" svg:font-family="'Carter One'" style:font-pitch="variable"/>
    <style:font-face style:name="Chelsea Market" svg:font-family="'Chelsea Market'" style:font-pitch="variable"/>
    <style:font-face style:name="Cherry Swash" svg:font-family="'Cherry Swash'" style:font-pitch="variable"/>
    <style:font-face style:name="Chewy" svg:font-family="Chewy" style:font-pitch="variable"/>
    <style:font-face style:name="Cinzel" svg:font-family="Cinzel" style:font-pitch="variable"/>
    <style:font-face style:name="Clicker Script" svg:font-family="'Clicker Script'" style:font-pitch="variable"/>
    <style:font-face style:name="Coda Caption" svg:font-family="'Coda Caption'" style:font-pitch="variable"/>
    <style:font-face style:name="Codystar" svg:font-family="Codystar" style:font-pitch="variable"/>
    <style:font-face style:name="Coming Soon" svg:font-family="'Coming Soon'" style:font-pitch="variable"/>
    <style:font-face style:name="Courgette" svg:font-family="Courgette" style:font-pitch="variable"/>
    <style:font-face style:name="Coustard" svg:font-family="Coustard" style:font-pitch="variable"/>
    <style:font-face style:name="Crafty Girls" svg:font-family="'Crafty Girls'" style:font-pitch="variable"/>
    <style:font-face style:name="Creepster" svg:font-family="Creepster" style:font-pitch="variable"/>
    <style:font-face style:name="Crushed" svg:font-family="Crushed" style:font-pitch="variable"/>
    <style:font-face style:name="Dancing Script" svg:font-family="'Dancing Script'" style:font-pitch="variable"/>
    <style:font-face style:name="Devonshire" svg:font-family="Devonshire" style:font-pitch="variable"/>
    <style:font-face style:name="Diplomata SC" svg:font-family="'Diplomata SC'" style:font-pitch="variable"/>
    <style:font-face style:name="Dr Sugiyama" svg:font-family="'Dr Sugiyama'" style:font-pitch="variable"/>
    <style:font-face style:name="Economica" svg:font-family="Economica" style:font-pitch="variable"/>
    <style:font-face style:name="Emilys Candy" svg:font-family="'Emilys Candy'" style:font-pitch="variable"/>
    <style:font-face style:name="Engagement" svg:font-family="Engagement" style:font-pitch="variable"/>
    <style:font-face style:name="Euphoria Script" svg:font-family="'Euphoria Script'" style:font-pitch="variable"/>
    <style:font-face style:name="FFF Tusj" svg:font-family="'FFF Tusj'" style:font-pitch="variable"/>
    <style:font-face style:name="Fenix" svg:font-family="Fenix" style:font-pitch="variable"/>
    <style:font-face style:name="Flamenco" svg:font-family="Flamenco" style:font-pitch="variable"/>
    <style:font-face style:name="Fondamento" svg:font-family="Fondamento" style:font-pitch="variable"/>
    <style:font-face style:name="Freckle Face" svg:font-family="'Freckle Face'" style:font-pitch="variable"/>
    <style:font-face style:name="Fredoka One" svg:font-family="'Fredoka One'" style:font-pitch="variable"/>
    <style:font-face style:name="Frijole" svg:font-family="Frijole" style:font-pitch="variable"/>
    <style:font-face style:name="Germania One" svg:font-family="'Germania One'" style:font-pitch="variable"/>
    <style:font-face style:name="Glass Antiqua" svg:font-family="'Glass Antiqua'" style:font-pitch="variable"/>
    <style:font-face style:name="Glegoo" svg:font-family="Glegoo" style:font-pitch="variable"/>
    <style:font-face style:name="Gochi Hand" svg:font-family="'Gochi Hand'" style:font-pitch="variable"/>
    <style:font-face style:name="Graduate" svg:font-family="Graduate" style:font-pitch="variable"/>
    <style:font-face style:name="Grand Hotel" svg:font-family="'Grand Hotel'" style:font-pitch="variable"/>
    <style:font-face style:name="Great Vibes" svg:font-family="'Great Vibes'" style:font-pitch="variable"/>
    <style:font-face style:name="Gruppo" svg:font-family="Gruppo" style:font-pitch="variable"/>
    <style:font-face style:name="Gudea" svg:font-family="Gudea" style:font-pitch="variable"/>
    <style:font-face style:name="Hallo Euroboy" svg:font-family="'Hallo Euroboy'" style:font-pitch="variable"/>
    <style:font-face style:name="HammersmithOne" svg:font-family="HammersmithOne" style:font-pitch="variable"/>
    <style:font-face style:name="Helvetica Neue LT Std" svg:font-family="'Helvetica Neue LT Std'" style:font-pitch="variable"/>
    <style:font-face style:name="Hemi Head" svg:font-family="'Hemi Head'" style:font-pitch="variable"/>
    <style:font-face style:name="IM FELL English SC" svg:font-family="'IM FELL English SC'" style:font-pitch="variable"/>
    <style:font-face style:name="Joti One" svg:font-family="'Joti One'" style:font-pitch="variable"/>
    <style:font-face style:name="Kenyan Coffee" svg:font-family="'Kenyan Coffee'" style:font-pitch="variable"/>
    <style:font-face style:name="Kite One" svg:font-family="'Kite One'" style:font-pitch="variable"/>
    <style:font-face style:name="Knewave" svg:font-family="Knewave" style:font-pitch="variable"/>
    <style:font-face style:name="Lato" svg:font-family="Lato" style:font-pitch="variable"/>
    <style:font-face style:name="Lemon" svg:font-family="Lemon" style:font-pitch="variable"/>
    <style:font-face style:name="Libre Baskerville" svg:font-family="'Libre Baskerville'" style:font-pitch="variable"/>
    <style:font-face style:name="Lilita One" svg:font-family="'Lilita One'" style:font-pitch="variable"/>
    <style:font-face style:name="Lily Script One" svg:font-family="'Lily Script One'" style:font-pitch="variable"/>
    <style:font-face style:name="Limelight" svg:font-family="Limelight" style:font-pitch="variable"/>
    <style:font-face style:name="Lobster" svg:font-family="Lobster" style:font-pitch="variable"/>
    <style:font-face style:name="Londrina Outline" svg:font-family="'Londrina Outline'" style:font-pitch="variable"/>
    <style:font-face style:name="Londrina Shadow" svg:font-family="'Londrina Shadow'" style:font-pitch="variable"/>
    <style:font-face style:name="Londrina Sketch" svg:font-family="'Londrina Sketch'" style:font-pitch="variable"/>
    <style:font-face style:name="Lora" svg:font-family="Lora" style:font-pitch="variable"/>
    <style:font-face style:name="Love Ya Like A Sister" svg:font-family="'Love Ya Like A Sister'" style:font-pitch="variable"/>
    <style:font-face style:name="Lustria" svg:font-family="Lustria" style:font-pitch="variable"/>
    <style:font-face style:name="Mainframe BB" svg:font-family="'Mainframe BB'" style:font-pitch="variable"/>
    <style:font-face style:name="Megrim" svg:font-family="Megrim" style:font-pitch="variable"/>
    <style:font-face style:name="Miltonian Tattoo" svg:font-family="'Miltonian Tattoo'" style:font-pitch="variable"/>
    <style:font-face style:name="Molot" svg:font-family="Molot" style:font-pitch="variable"/>
    <style:font-face style:name="Mr Dafoe" svg:font-family="'Mr Dafoe'" style:font-pitch="variable"/>
    <style:font-face style:name="Mystery Quest" svg:font-family="'Mystery Quest'" style:font-pitch="variable"/>
    <style:font-face style:name="Niconne" svg:font-family="Niconne" style:font-pitch="variable"/>
    <style:font-face style:name="Nixie One" svg:font-family="'Nixie One'" style:font-pitch="variable"/>
    <style:font-face style:name="Nunito" svg:font-family="Nunito" style:font-pitch="variable"/>
    <style:font-face style:name="Open Sans" svg:font-family="'Open Sans'" style:font-pitch="variable"/>
    <style:font-face style:name="Oregano" svg:font-family="Oregano" style:font-pitch="variable"/>
    <style:font-face style:name="Over the Rainbow" svg:font-family="'Over the Rainbow'" style:font-pitch="variable"/>
    <style:font-face style:name="PT Sans" svg:font-family="'PT Sans'" style:font-pitch="variable"/>
    <style:font-face style:name="Pacifico" svg:font-family="Pacifico" style:font-pitch="variable"/>
    <style:font-face style:name="Parisienne" svg:font-family="Parisienne" style:font-pitch="variable"/>
    <style:font-face style:name="Permanent Marker" svg:font-family="'Permanent Marker'" style:font-pitch="variable"/>
    <style:font-face style:name="Pinyon Script" svg:font-family="'Pinyon Script'" style:font-pitch="variable"/>
    <style:font-face style:name="Playfair Display SC" svg:font-family="'Playfair Display SC'" style:font-pitch="variable"/>
    <style:font-face style:name="Prata" svg:font-family="Prata" style:font-pitch="variable"/>
    <style:font-face style:name="Princess Sofia" svg:font-family="'Princess Sofia'" style:font-pitch="variable"/>
    <style:font-face style:name="Prosto One" svg:font-family="'Prosto One'" style:font-pitch="variable"/>
    <style:font-face style:name="Prototype" svg:font-family="Prototype" style:font-pitch="variable"/>
    <style:font-face style:name="Quando" svg:font-family="Quando" style:font-pitch="variable"/>
    <style:font-face style:name="Qwigley" svg:font-family="Qwigley" style:font-pitch="variable"/>
    <style:font-face style:name="Racing Sans One" svg:font-family="'Racing Sans One'" style:font-pitch="variable"/>
    <style:font-face style:name="Raleway" svg:font-family="Raleway" style:font-pitch="variable"/>
    <style:font-face style:name="Ribeye" svg:font-family="Ribeye" style:font-pitch="variable"/>
    <style:font-face style:name="Ribeye Marrow" svg:font-family="'Ribeye Marrow'" style:font-pitch="variable"/>
    <style:font-face style:name="Roboto" svg:font-family="Roboto" style:font-adornments="Light" style:font-pitch="variable"/>
    <style:font-face style:name="Rock Salt" svg:font-family="'Rock Salt'" style:font-pitch="variable"/>
    <style:font-face style:name="Rokkitt" svg:font-family="Rokkitt" style:font-pitch="variable"/>
    <style:font-face style:name="Rosario" svg:font-family="Rosario" style:font-pitch="variable"/>
    <style:font-face style:name="Rum Raisin" svg:font-family="'Rum Raisin'" style:font-pitch="variable"/>
    <style:font-face style:name="Ruthie" svg:font-family="Ruthie" style:font-pitch="variable"/>
    <style:font-face style:name="Rye" svg:font-family="Rye" style:font-pitch="variable"/>
    <style:font-face style:name="Sacramento" svg:font-family="Sacramento" style:font-pitch="variable"/>
    <style:font-face style:name="Sanchez" svg:font-family="Sanchez" style:font-pitch="variable"/>
    <style:font-face style:name="Satisfy" svg:font-family="Satisfy" style:font-pitch="variable"/>
    <style:font-face style:name="Schoolbell" svg:font-family="Schoolbell" style:font-pitch="variable"/>
    <style:font-face style:name="Shadows Into Light" svg:font-family="'Shadows Into Light'" style:font-pitch="variable"/>
    <style:font-face style:name="Share Tech" svg:font-family="'Share Tech'" style:font-pitch="variable"/>
    <style:font-face style:name="Share Tech Mono" svg:font-family="'Share Tech Mono'" style:font-pitch="variable"/>
    <style:font-face style:name="Six Caps" svg:font-family="'Six Caps'" style:font-pitch="variable"/>
    <style:font-face style:name="Sniglet" svg:font-family="Sniglet" style:font-pitch="variable"/>
    <style:font-face style:name="Special Elite" svg:font-family="'Special Elite'" style:font-pitch="variable"/>
    <style:font-face style:name="Stalemate" svg:font-family="Stalemate" style:font-pitch="variable"/>
    <style:font-face style:name="Stint Ultra Expanded" svg:font-family="'Stint Ultra Expanded'" style:font-pitch="variable"/>
    <style:font-face style:name="Stoke" svg:font-family="Stoke" style:font-pitch="variable"/>
    <style:font-face style:name="Tangerine" svg:font-family="Tangerine" style:font-pitch="variable"/>
    <style:font-face style:name="Terminator Real NFI" svg:font-family="'Terminator Real NFI'" style:font-pitch="variable"/>
    <style:font-face style:name="Text Me One" svg:font-family="'Text Me One'" style:font-pitch="variable"/>
    <style:font-face style:name="The Girl Next Door" svg:font-family="'The Girl Next Door'" style:font-pitch="variable"/>
    <style:font-face style:name="Trocchi" svg:font-family="Trocchi" style:font-pitch="variable"/>
    <style:font-face style:name="Trykker" svg:font-family="Trykker" style:font-pitch="variable"/>
    <style:font-face style:name="Ultra" svg:font-family="Ultra" style:font-pitch="variable"/>
    <style:font-face style:name="UnifrakturMaguntia" svg:font-family="UnifrakturMaguntia" style:font-pitch="variable"/>
    <style:font-face style:name="Vampiro One" svg:font-family="'Vampiro One'" style:font-pitch="variable"/>
    <style:font-face style:name="Vast Shadow" svg:font-family="'Vast Shadow'" style:font-pitch="variable"/>
    <style:font-face style:name="Vertigo Upright BRK" svg:font-family="'Vertigo Upright BRK'" style:font-pitch="variable"/>
    <style:font-face style:name="Vidaloka" svg:font-family="Vidaloka" style:font-pitch="variable"/>
    <style:font-face style:name="Volkhov" svg:font-family="Volkhov" style:font-pitch="variable"/>
    <style:font-face style:name="Yellowtail" svg:font-family="Yellowtail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HighlandGothicFLF" svg:font-family="HighlandGothicFLF" style:font-family-generic="swiss" style:font-pitch="variable"/>
    <style:font-face style:name="HighlandGothicLightFLF" svg:font-family="HighlandGothicLightFLF" style:font-family-generic="swiss" style:font-pitch="variable"/>
    <style:font-face style:name="Julius Sans One" svg:font-family="'Julius Sans One'" style:font-family-generic="swiss" style:font-pitch="variable"/>
    <style:font-face style:name="Liberation Sans" svg:font-family="'Liberation Sans'" style:font-family-generic="swiss" style:font-pitch="variable"/>
    <style:font-face style:name="SansFat" svg:font-family="SansFa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46ee96" officeooo:paragraph-rsid="0046ee96" fo:background-color="transparent" style:font-weight-asian="normal" style:font-weight-complex="normal"/>
    </style:style>
    <style:style style:name="P2" style:family="paragraph" style:parent-style-name="Standard">
      <style:text-properties style:font-name="SansFat" fo:font-weight="normal" officeooo:rsid="003c0d7a" officeooo:paragraph-rsid="003df100" fo:background-color="transparent" style:font-weight-asian="normal" style:font-weight-complex="normal"/>
    </style:style>
    <style:style style:name="P3" style:family="paragraph" style:parent-style-name="Standard">
      <style:text-properties fo:color="#ff3333" loext:opacity="100%" style:font-name="Liberation Serif" fo:font-weight="bold" officeooo:rsid="00403e74" officeooo:paragraph-rsid="00403e74" style:font-weight-asian="bold" style:font-weight-complex="bold"/>
    </style:style>
    <style:style style:name="P4" style:family="paragraph" style:parent-style-name="Standard">
      <style:text-properties fo:color="#ff3333" loext:opacity="100%" style:font-name="Liberation Serif" fo:font-weight="bold" officeooo:rsid="00403e74" officeooo:paragraph-rsid="0043a7b5" style:font-weight-asian="bold" style:font-weight-complex="bold"/>
    </style:style>
    <style:style style:name="P5" style:family="paragraph" style:parent-style-name="Standard">
      <style:text-properties fo:color="#ff3333" loext:opacity="100%" style:font-name="Liberation Serif" fo:font-weight="bold" officeooo:rsid="00403e74" officeooo:paragraph-rsid="0047fee4" fo:background-color="transparent" style:font-weight-asian="bold" style:font-weight-complex="bold"/>
    </style:style>
    <style:style style:name="P6" style:family="paragraph" style:parent-style-name="Standard">
      <style:text-properties fo:color="#ff3333" loext:opacity="100%" style:font-name="Liberation Serif" style:text-underline-style="solid" style:text-underline-width="auto" style:text-underline-color="font-color" fo:font-weight="bold" officeooo:rsid="00403e74" officeooo:paragraph-rsid="004e2b9c" style:font-weight-asian="bold" style:font-weight-complex="bold"/>
    </style:style>
    <style:style style:name="P7" style:family="paragraph" style:parent-style-name="Standard">
      <style:text-properties fo:color="#ff3333" loext:opacity="100%" style:text-outline="true" style:font-name="FreeSerif" fo:font-size="28pt" fo:font-weight="normal" officeooo:rsid="005b6638" officeooo:paragraph-rsid="005b6638" fo:background-color="transparent" style:font-size-asian="28pt" style:font-weight-asian="normal" style:font-size-complex="28pt" style:font-weight-complex="normal"/>
    </style:style>
    <style:style style:name="P8" style:family="paragraph" style:parent-style-name="Standard">
      <style:text-properties style:use-window-font-color="true" loext:opacity="0%" style:font-name="Terminator Real NFI" fo:font-style="normal" fo:font-weight="normal" officeooo:rsid="0043a7b5" officeooo:paragraph-rsid="0043a7b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loext:opacity="0%" style:font-name="FFF Tusj" fo:font-size="14pt" fo:font-weight="bold" officeooo:rsid="0047fee4" officeooo:paragraph-rsid="0047fee4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loext:opacity="0%" style:font-name="Roboto" fo:font-size="14pt" fo:font-weight="bold" officeooo:rsid="0047fee4" officeooo:paragraph-rsid="0056f050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style:use-window-font-color="true" loext:opacity="0%" style:font-name="Hallo Euroboy" fo:font-size="18pt" fo:font-weight="normal" officeooo:rsid="00537ede" officeooo:paragraph-rsid="00537ede" fo:background-color="transparent" style:font-size-asian="18pt" style:font-weight-asian="normal" style:font-size-complex="18pt" style:font-weight-complex="normal"/>
    </style:style>
    <style:style style:name="P12" style:family="paragraph" style:parent-style-name="Standard">
      <style:text-properties style:use-window-font-color="true" loext:opacity="0%" style:font-name="FreeMono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use-window-font-color="true" loext:opacity="0%" style:font-name="FreeSans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loext:opacity="0%" style:font-name="FreeSerif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use-window-font-color="true" loext:opacity="0%" style:font-name="FreeSerif" fo:font-size="14pt" fo:font-weight="bold" officeooo:rsid="0052f45b" officeooo:paragraph-rsid="0046ee96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Kenyan Coffee" fo:font-size="16pt" fo:font-weight="normal" officeooo:rsid="003c0d7a" officeooo:paragraph-rsid="003df100" fo:background-color="transparent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font-name="Mainframe BB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Molot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Prototype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HighlandGothicLightFLF" fo:font-size="13pt" fo:font-weight="normal" officeooo:rsid="003c0d7a" officeooo:paragraph-rsid="004c357e" fo:background-color="transparent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Bevan" fo:font-weight="normal" officeooo:rsid="003c0d7a" officeooo:paragraph-rsid="00591aee" fo:background-color="transparent" style:font-weight-asian="normal" style:font-weight-complex="normal"/>
    </style:style>
    <style:style style:name="P22" style:family="paragraph" style:parent-style-name="Standard">
      <style:text-properties style:font-name="Vertigo Upright BRK" fo:font-weight="normal" officeooo:rsid="0022b990" officeooo:paragraph-rsid="0022b990" style:font-weight-asian="normal" style:font-weight-complex="normal"/>
    </style:style>
    <style:style style:name="P23" style:family="paragraph" style:parent-style-name="Standard">
      <style:text-properties fo:color="#000000" loext:opacity="100%" style:font-name="Rokkitt" fo:font-size="14pt" fo:font-weight="normal" officeooo:rsid="005b6638" officeooo:paragraph-rsid="00910531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style:font-name="FreeSerif" fo:font-size="14pt" fo:font-weight="normal" officeooo:rsid="005b6638" officeooo:paragraph-rsid="005dc79e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style:font-name="FreeSerif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style:font-name="FreeSerif" fo:font-size="14pt" fo:font-weight="normal" officeooo:rsid="005b6638" officeooo:paragraph-rsid="0063789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style:font-name="FreeSerif" fo:font-size="14pt" fo:font-weight="normal" officeooo:rsid="005b6638" officeooo:paragraph-rsid="0064aca1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style:font-name="FreeSerif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style:font-name="FreeSerif" fo:font-size="14pt" fo:font-weight="normal" officeooo:rsid="005b6638" officeooo:paragraph-rsid="008f158d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000000" loext:opacity="100%" style:font-name="FreeSerif" fo:font-size="14pt" fo:font-weight="normal" officeooo:rsid="005b6638" officeooo:paragraph-rsid="00910531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style:font-name="FreeSerif" fo:font-size="16pt" fo:font-weight="normal" officeooo:rsid="005b6638" officeooo:paragraph-rsid="0082db3c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000000" loext:opacity="100%" style:font-name="FreeSerif" fo:font-size="12pt" fo:font-weight="normal" officeooo:rsid="005b6638" officeooo:paragraph-rsid="006a8875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font-name="FreeSerif" fo:font-weight="normal" officeooo:rsid="0046ee96" officeooo:paragraph-rsid="0046ee96" fo:background-color="transparent" style:font-weight-asian="normal" style:font-weight-complex="normal"/>
    </style:style>
    <style:style style:name="P34" style:family="paragraph" style:parent-style-name="Standard">
      <style:text-properties fo:color="#000000" loext:opacity="100%" style:font-name="Abril Fatface" fo:font-size="14pt" fo:font-weight="normal" officeooo:rsid="005b6638" officeooo:paragraph-rsid="005c9956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style:font-name="Alegreya SC" fo:font-size="14pt" fo:font-weight="normal" officeooo:rsid="005b6638" officeooo:paragraph-rsid="005c9956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style:font-name="Alfa Slab One" fo:font-size="14pt" fo:font-weight="normal" officeooo:rsid="005b6638" officeooo:paragraph-rsid="005dc79e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style:font-name="Allerta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style:font-name="Allerta Stencil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style:font-name="Allura" fo:font-size="22pt" fo:font-weight="normal" officeooo:rsid="005b6638" officeooo:paragraph-rsid="005e4837" fo:background-color="transparent" style:font-size-asian="22pt" style:font-weight-asian="normal" style:font-size-complex="22pt" style:font-weight-complex="normal"/>
    </style:style>
    <style:style style:name="P40" style:family="paragraph" style:parent-style-name="Standard">
      <style:text-properties fo:color="#000000" loext:opacity="100%" style:font-name="Amaranth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style:font-name="Antic" fo:font-size="14pt" fo:font-weight="normal" officeooo:rsid="005b6638" officeooo:paragraph-rsid="005f8c81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style:font-name="Anton" fo:font-size="14pt" fo:font-weight="normal" officeooo:rsid="005b6638" officeooo:paragraph-rsid="005fc655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style:font-name="Architects Daughter" fo:font-size="14pt" fo:font-weight="normal" officeooo:rsid="005b6638" officeooo:paragraph-rsid="005fc655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style:font-name="Archivo Narrow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style:font-name="Arimo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style:font-name="Arvo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style:font-name="Berkshire Swash" fo:font-size="14pt" fo:font-weight="normal" officeooo:rsid="005b6638" officeooo:paragraph-rsid="00631cbe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Bigelow Rules" fo:font-size="22pt" fo:font-weight="normal" officeooo:rsid="005b6638" officeooo:paragraph-rsid="00631cbe" fo:background-color="transparent" style:font-size-asian="22pt" style:font-weight-asian="normal" style:font-size-complex="22pt" style:font-weight-complex="normal"/>
    </style:style>
    <style:style style:name="P49" style:family="paragraph" style:parent-style-name="Standard">
      <style:text-properties fo:color="#000000" loext:opacity="100%" style:font-name="Black Ops One" fo:font-size="14pt" fo:font-weight="normal" officeooo:rsid="005b6638" officeooo:paragraph-rsid="00631cbe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Cantata One" fo:font-size="14pt" fo:font-weight="normal" officeooo:rsid="005b6638" officeooo:paragraph-rsid="0064aca1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CantoraOne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Carter One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Chelsea Market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Cherry Swash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style:font-name="Chewy" fo:font-size="14pt" fo:font-weight="normal" officeooo:rsid="005b6638" officeooo:paragraph-rsid="0065bed0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style:font-name="Cinzel" fo:font-size="14pt" fo:font-weight="normal" officeooo:rsid="005b6638" officeooo:paragraph-rsid="0065bed0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style:font-name="Clicker Script" fo:font-size="18pt" fo:font-weight="normal" officeooo:rsid="005b6638" officeooo:paragraph-rsid="0067bb2c" fo:background-color="transparent" style:font-size-asian="18pt" style:font-weight-asian="normal" style:font-size-complex="18pt" style:font-weight-complex="normal"/>
    </style:style>
    <style:style style:name="P58" style:family="paragraph" style:parent-style-name="Standard">
      <style:text-properties fo:color="#000000" loext:opacity="100%" style:font-name="Coda Caption" fo:font-size="14pt" fo:font-weight="normal" officeooo:rsid="005b6638" officeooo:paragraph-rsid="0067bb2c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style:font-name="Codystar" fo:font-size="15pt" fo:font-weight="normal" officeooo:rsid="005b6638" officeooo:paragraph-rsid="0067e493" fo:background-color="transparent" style:font-size-asian="15pt" style:font-weight-asian="normal" style:font-size-complex="15pt" style:font-weight-complex="normal"/>
    </style:style>
    <style:style style:name="P60" style:family="paragraph" style:parent-style-name="Standard">
      <style:text-properties fo:color="#000000" loext:opacity="100%" style:font-name="Coming Soon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style:font-name="Courgette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style:font-name="Coustard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style:font-name="Crafty Girls" fo:font-size="14pt" fo:font-weight="normal" officeooo:rsid="005b6638" officeooo:paragraph-rsid="00691a6e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style:font-name="Creepst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style:font-name="Crushed" fo:font-size="14pt" fo:font-weight="normal" officeooo:rsid="005b6638" officeooo:paragraph-rsid="00691a6e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style:font-name="Devonshire" fo:font-size="18pt" fo:font-weight="normal" officeooo:rsid="005b6638" officeooo:paragraph-rsid="006a543c" fo:background-color="transparent" style:font-size-asian="18pt" style:font-weight-asian="normal" style:font-size-complex="18pt" style:font-weight-complex="normal"/>
    </style:style>
    <style:style style:name="P67" style:family="paragraph" style:parent-style-name="Standard">
      <style:text-properties fo:color="#000000" loext:opacity="100%" style:font-name="Droid Serif" fo:font-size="14pt" fo:font-weight="normal" officeooo:rsid="005b6638" officeooo:paragraph-rsid="006a8875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style:font-name="Dr Sugiyama" fo:font-size="14pt" fo:font-weight="normal" officeooo:rsid="005b6638" officeooo:paragraph-rsid="006a8875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style:font-name="Economica" fo:font-size="18pt" fo:font-weight="normal" officeooo:rsid="005b6638" officeooo:paragraph-rsid="006a8875" fo:background-color="transparent" style:font-size-asian="18pt" style:font-weight-asian="normal" style:font-size-complex="18pt" style:font-weight-complex="normal"/>
    </style:style>
    <style:style style:name="P70" style:family="paragraph" style:parent-style-name="Standard">
      <style:text-properties fo:color="#000000" loext:opacity="100%" style:font-name="Emilys Candy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style:font-name="Engagement" fo:font-size="24pt" fo:font-weight="normal" officeooo:rsid="005b6638" officeooo:paragraph-rsid="006b823b" fo:background-color="transparent" style:font-size-asian="24pt" style:font-weight-asian="normal" style:font-size-complex="24pt" style:font-weight-complex="normal"/>
    </style:style>
    <style:style style:name="P72" style:family="paragraph" style:parent-style-name="Standard">
      <style:text-properties fo:color="#000000" loext:opacity="100%" style:font-name="Euphoria Script" fo:font-size="20pt" fo:font-weight="normal" officeooo:rsid="005b6638" officeooo:paragraph-rsid="006b823b" fo:background-color="transparent" style:font-size-asian="20pt" style:font-weight-asian="normal" style:font-size-complex="20pt" style:font-weight-complex="normal"/>
    </style:style>
    <style:style style:name="P73" style:family="paragraph" style:parent-style-name="Standard">
      <style:text-properties fo:color="#000000" loext:opacity="100%" style:font-name="Fenix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style:font-name="Flamenco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style:font-name="Fondamento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style:font-name="Freckle Fac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style:font-name="Fredoka On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style:font-name="Frijol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style:font-name="Germania On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style:font-name="Glass Antiqua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style:font-name="Glegoo" fo:font-size="14pt" fo:font-weight="normal" officeooo:rsid="005b6638" officeooo:paragraph-rsid="0083d0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style:font-name="Gochi Hand" fo:font-size="18pt" fo:font-weight="normal" officeooo:rsid="005b6638" officeooo:paragraph-rsid="006d55ec" fo:background-color="transparent" style:font-size-asian="18pt" style:font-weight-asian="normal" style:font-size-complex="18pt" style:font-weight-complex="normal"/>
    </style:style>
    <style:style style:name="P83" style:family="paragraph" style:parent-style-name="Standard">
      <style:text-properties fo:color="#000000" loext:opacity="100%" style:font-name="Graduat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style:font-name="Grand Hotel" fo:font-size="18pt" fo:font-weight="normal" officeooo:rsid="005b6638" officeooo:paragraph-rsid="006d55ec" fo:background-color="transparent" style:font-size-asian="18pt" style:font-weight-asian="normal" style:font-size-complex="18pt" style:font-weight-complex="normal"/>
    </style:style>
    <style:style style:name="P85" style:family="paragraph" style:parent-style-name="Standard">
      <style:text-properties fo:color="#000000" loext:opacity="100%" style:font-name="Great Vibes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style:font-name="Gruppo" fo:font-size="16pt" fo:font-weight="normal" officeooo:rsid="005b6638" officeooo:paragraph-rsid="006d55ec" fo:background-color="transparent" style:font-size-asian="16pt" style:font-weight-asian="normal" style:font-size-complex="16pt" style:font-weight-complex="normal"/>
    </style:style>
    <style:style style:name="P87" style:family="paragraph" style:parent-style-name="Standard">
      <style:text-properties fo:color="#000000" loext:opacity="100%" style:font-name="Gudea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style:font-name="HammersmithOn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style:font-name="Helvetica Neue LT Std" fo:font-size="14pt" fo:font-weight="normal" officeooo:rsid="005b6638" officeooo:paragraph-rsid="006efe59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text-properties fo:color="#000000" loext:opacity="100%" style:font-name="IM FELL English SC" fo:font-size="14pt" fo:font-weight="normal" officeooo:rsid="005b6638" officeooo:paragraph-rsid="00703b2c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style:font-name="Joti One" fo:font-size="14pt" fo:font-weight="normal" officeooo:rsid="005b6638" officeooo:paragraph-rsid="00703b2c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style:font-name="Julius Sans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style:font-name="Kite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style:font-name="Knewav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style:font-name="Lato" fo:font-size="14pt" fo:font-weight="normal" officeooo:rsid="005b6638" officeooo:paragraph-rsid="00845d05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style:font-name="Lemon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style:font-name="Libre Baskerville" fo:font-size="11pt" fo:font-weight="normal" officeooo:rsid="005b6638" officeooo:paragraph-rsid="00856b69" fo:background-color="transparent" style:font-size-asian="11pt" style:font-weight-asian="normal" style:font-size-complex="11pt" style:font-weight-complex="normal"/>
    </style:style>
    <style:style style:name="P98" style:family="paragraph" style:parent-style-name="Standard">
      <style:text-properties fo:color="#000000" loext:opacity="100%" style:font-name="Lilita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style:font-name="Lily Script One" fo:font-size="14pt" fo:font-weight="normal" officeooo:rsid="005b6638" officeooo:paragraph-rsid="00888c22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style:font-name="Limeligh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style:font-name="Lobst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style:font-name="Londrina Outline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3" style:family="paragraph" style:parent-style-name="Standard">
      <style:text-properties fo:color="#000000" loext:opacity="100%" style:font-name="Londrina Shadow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4" style:family="paragraph" style:parent-style-name="Standard">
      <style:text-properties fo:color="#000000" loext:opacity="100%" style:font-name="Londrina Sketch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5" style:family="paragraph" style:parent-style-name="Standard">
      <style:text-properties fo:color="#000000" loext:opacity="100%" style:font-name="Lora" fo:font-size="14pt" fo:font-weight="normal" officeooo:rsid="005b6638" officeooo:paragraph-rsid="0085a924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style:font-name="Love Ya Like A Sister" fo:font-size="14pt" fo:font-weight="normal" officeooo:rsid="005b6638" officeooo:paragraph-rsid="008a24ab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loext:opacity="100%" style:font-name="Lustr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style:font-name="Megrim" fo:font-size="14pt" fo:font-weight="normal" officeooo:rsid="005b6638" officeooo:paragraph-rsid="008a24ab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loext:opacity="100%" style:font-name="Miltonian Tatto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style:font-name="Mr Dafo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style:font-name="Mystery Ques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style:font-name="Nicon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style:font-name="Nixie One" fo:font-size="14pt" fo:font-weight="normal" officeooo:rsid="005b6638" officeooo:paragraph-rsid="009956eb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text-properties fo:color="#000000" loext:opacity="100%" style:font-name="Nunito" fo:font-size="14pt" fo:font-weight="normal" officeooo:rsid="005b6638" officeooo:paragraph-rsid="008be814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loext:opacity="100%" style:font-name="Open Sans" fo:font-size="14pt" fo:font-weight="normal" officeooo:rsid="005b6638" officeooo:paragraph-rsid="008c1d9f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000000" loext:opacity="100%" style:font-name="Oregan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text-properties fo:color="#000000" loext:opacity="100%" style:font-name="Over the Rainb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text-properties fo:color="#000000" loext:opacity="100%" style:font-name="Pacific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text-properties fo:color="#000000" loext:opacity="100%" style:font-name="Parisien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text-properties fo:color="#000000" loext:opacity="100%" style:font-name="Permanent Mark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text-properties fo:color="#000000" loext:opacity="100%" style:font-name="Pinyon Scrip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2" style:family="paragraph" style:parent-style-name="Standard">
      <style:text-properties fo:color="#000000" loext:opacity="100%" style:font-name="Playfair Display SC" fo:font-size="11pt" fo:font-weight="normal" officeooo:rsid="005b6638" officeooo:paragraph-rsid="008c64b4" fo:background-color="transparent" style:font-size-asian="11pt" style:font-weight-asian="normal" style:font-size-complex="11pt" style:font-weight-complex="normal"/>
    </style:style>
    <style:style style:name="P123" style:family="paragraph" style:parent-style-name="Standard">
      <style:text-properties fo:color="#000000" loext:opacity="100%" style:font-name="Prat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text-properties fo:color="#000000" loext:opacity="100%" style:font-name="Princess Sof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text-properties fo:color="#000000" loext:opacity="100%" style:font-name="Prosto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text-properties fo:color="#000000" loext:opacity="100%" style:font-name="PT Sans" fo:font-size="14pt" fo:font-weight="normal" officeooo:rsid="005b6638" officeooo:paragraph-rsid="008d7aeb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text-properties fo:color="#000000" loext:opacity="100%" style:font-name="Quand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8" style:family="paragraph" style:parent-style-name="Standard">
      <style:text-properties fo:color="#000000" loext:opacity="100%" style:font-name="Qwigley" fo:font-size="16pt" fo:font-weight="normal" officeooo:rsid="005b6638" officeooo:paragraph-rsid="005b6638" fo:background-color="transparent" style:font-size-asian="16pt" style:font-weight-asian="normal" style:font-size-complex="16pt" style:font-weight-complex="normal"/>
    </style:style>
    <style:style style:name="P129" style:family="paragraph" style:parent-style-name="Standard">
      <style:text-properties fo:color="#000000" loext:opacity="100%" style:font-name="Racing Sans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style:text-properties fo:color="#000000" loext:opacity="100%" style:font-name="Raleway" fo:font-size="14pt" fo:font-weight="normal" officeooo:rsid="005b6638" officeooo:paragraph-rsid="0090aecf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text-properties fo:color="#000000" loext:opacity="100%" style:font-name="Ribey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style:text-properties fo:color="#000000" loext:opacity="100%" style:font-name="Ribeye Marr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text-properties fo:color="#000000" loext:opacity="100%" style:font-name="Rock Sal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style:text-properties fo:color="#000000" loext:opacity="100%" style:font-name="Tangerine" fo:font-size="24pt" fo:font-weight="normal" officeooo:rsid="005b6638" officeooo:paragraph-rsid="009316df" fo:background-color="transparent" style:font-size-asian="24pt" style:font-weight-asian="normal" style:font-size-complex="24pt" style:font-weight-complex="normal"/>
    </style:style>
    <style:style style:name="P135" style:family="paragraph" style:parent-style-name="Standard">
      <style:text-properties fo:color="#000000" loext:opacity="100%" style:font-name="Volkhov" fo:font-size="14pt" fo:font-weight="normal" officeooo:rsid="005b6638" officeooo:paragraph-rsid="009399f9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style:text-properties fo:color="#000000" loext:opacity="100%" style:font-name="SansFat" fo:font-weight="normal" officeooo:rsid="003c0d7a" officeooo:paragraph-rsid="003df100" fo:background-color="transparent" style:font-weight-asian="normal" style:font-weight-complex="normal"/>
    </style:style>
    <style:style style:name="P137" style:family="paragraph" style:parent-style-name="Standard">
      <style:text-properties fo:color="#000000" loext:opacity="100%" style:font-name="Rosario" fo:font-size="14pt" fo:font-weight="normal" officeooo:rsid="005b6638" officeooo:paragraph-rsid="009288ec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text-properties fo:color="#000000" loext:opacity="100%" style:font-name="Rum Raisin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style:text-properties fo:color="#000000" loext:opacity="100%" style:font-name="Ruthie" fo:font-size="16pt" fo:font-weight="normal" officeooo:rsid="005b6638" officeooo:paragraph-rsid="005b6638" fo:background-color="transparent" style:font-size-asian="16pt" style:font-weight-asian="normal" style:font-size-complex="16pt" style:font-weight-complex="normal"/>
    </style:style>
    <style:style style:name="P140" style:family="paragraph" style:parent-style-name="Standard">
      <style:text-properties fo:color="#000000" loext:opacity="100%" style:font-name="Ry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style:text-properties fo:color="#000000" loext:opacity="100%" style:font-name="Sacramento" fo:font-size="20pt" fo:font-weight="normal" officeooo:rsid="005b6638" officeooo:paragraph-rsid="005b6638" fo:background-color="transparent" style:font-size-asian="20pt" style:font-weight-asian="normal" style:font-size-complex="20pt" style:font-weight-complex="normal"/>
    </style:style>
    <style:style style:name="P142" style:family="paragraph" style:parent-style-name="Standard">
      <style:text-properties fo:color="#000000" loext:opacity="100%" style:font-name="Satisfy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style:text-properties fo:color="#000000" loext:opacity="100%" style:font-name="Schoolbell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style:text-properties fo:color="#000000" loext:opacity="100%" style:font-name="Shadows Into Ligh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style:text-properties fo:color="#000000" loext:opacity="100%" style:font-name="Share Tech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style:text-properties fo:color="#000000" loext:opacity="100%" style:font-name="Share Tech Mon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style:text-properties fo:color="#000000" loext:opacity="100%" style:font-name="Six Caps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style:text-properties fo:color="#000000" loext:opacity="100%" style:font-name="Snigle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style:text-properties fo:color="#000000" loext:opacity="100%" style:font-name="Special Elit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style:text-properties fo:color="#000000" loext:opacity="100%" style:font-name="Stalemate" fo:font-size="26pt" fo:font-weight="normal" officeooo:rsid="005b6638" officeooo:paragraph-rsid="005b6638" fo:background-color="transparent" style:font-size-asian="26pt" style:font-weight-asian="normal" style:font-size-complex="26pt" style:font-weight-complex="normal"/>
    </style:style>
    <style:style style:name="P151" style:family="paragraph" style:parent-style-name="Standard">
      <style:text-properties fo:color="#000000" loext:opacity="100%" style:font-name="Stint Ultra Expanded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style:text-properties fo:color="#000000" loext:opacity="100%" style:font-name="Stok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style:text-properties fo:color="#000000" loext:opacity="100%" style:font-name="Text Me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style:text-properties fo:color="#000000" loext:opacity="100%" style:font-name="The Girl Next Doo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style:text-properties fo:color="#000000" loext:opacity="100%" style:font-name="Trocchi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style:text-properties fo:color="#000000" loext:opacity="100%" style:font-name="Trykk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style:text-properties fo:color="#000000" loext:opacity="100%" style:font-name="Ultr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style:text-properties fo:color="#000000" loext:opacity="100%" style:font-name="Vampiro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style:text-properties fo:color="#000000" loext:opacity="100%" style:font-name="Vast Shad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style:text-properties fo:color="#000000" loext:opacity="100%" style:font-name="Vidalok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style:text-properties fo:color="#000000" loext:opacity="100%" style:font-name="VT323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style:text-properties fo:color="#000000" loext:opacity="100%" style:font-name="Yellowtail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style:text-properties fo:color="#000000" loext:opacity="100%" style:font-name="Sanchez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style:text-properties fo:color="#000000" loext:opacity="100%" style:font-name="UnifrakturMagunt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  <style:text-properties fo:color="#000000" loext:opacity="100%" style:font-name="Liberation Serif" fo:font-weight="bold" officeooo:rsid="001ca92b" officeooo:paragraph-rsid="001ca92b" fo:background-color="#ffffff" style:font-weight-asian="bold" style:font-weight-complex="bold"/>
    </style:style>
    <style:style style:name="P166" style:family="paragraph" style:parent-style-name="Standard">
      <style:text-properties style:font-name="Almonte Woodgrain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67" style:family="paragraph" style:parent-style-name="Standard">
      <style:text-properties style:font-name="Hemi Head" fo:font-size="12pt" fo:font-weight="normal" officeooo:rsid="003c0d7a" officeooo:paragraph-rsid="00559930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font-name="HighlandGothicFLF" fo:font-size="12pt" fo:font-weight="normal" officeooo:rsid="003c0d7a" officeooo:paragraph-rsid="003df100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4213af"/>
    </style:style>
    <style:style style:name="T2" style:family="text">
      <style:text-properties fo:color="#ff3333" loext:opacity="100%" fo:font-weight="bold" style:font-weight-asian="bold" style:font-weight-complex="bold"/>
    </style:style>
    <style:style style:name="T3" style:family="text">
      <style:text-properties officeooo:rsid="0047fee4"/>
    </style:style>
    <style:style style:name="T4" style:family="text">
      <style:text-properties officeooo:rsid="0049d313"/>
    </style:style>
    <style:style style:name="T5" style:family="text">
      <style:text-properties officeooo:rsid="004ab526"/>
    </style:style>
    <style:style style:name="T6" style:family="text">
      <style:text-properties officeooo:rsid="0052f4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9d313" style:font-weight-asian="bold" style:font-weight-complex="bold"/>
    </style:style>
    <style:style style:name="T9" style:family="text">
      <style:text-properties fo:font-weight="bold" officeooo:rsid="00526e1f" style:font-weight-asian="bold" style:font-weight-complex="bold"/>
    </style:style>
    <style:style style:name="T10" style:family="text">
      <style:text-properties fo:font-weight="bold" officeooo:rsid="0052f45b" style:font-weight-asian="bold" style:font-weight-complex="bold"/>
    </style:style>
    <style:style style:name="T11" style:family="text">
      <style:text-properties fo:font-weight="bold" officeooo:rsid="0050d037" style:font-weight-asian="bold" style:font-weight-complex="bold"/>
    </style:style>
    <style:style style:name="T12" style:family="text">
      <style:text-properties fo:font-weight="bold" officeooo:rsid="003eca4f" style:font-weight-asian="bold" style:font-weight-complex="bold"/>
    </style:style>
    <style:style style:name="T13" style:family="text">
      <style:text-properties fo:font-weight="bold" officeooo:rsid="005dc79e" style:font-weight-asian="bold" style:font-weight-complex="bold"/>
    </style:style>
    <style:style style:name="T14" style:family="text">
      <style:text-properties fo:font-weight="bold" officeooo:rsid="0061d93b" style:font-weight-asian="bold" style:font-weight-complex="bold"/>
    </style:style>
    <style:style style:name="T15" style:family="text">
      <style:text-properties fo:font-weight="bold" officeooo:rsid="00703b2c" style:font-weight-asian="bold" style:font-weight-complex="bold"/>
    </style:style>
    <style:style style:name="T16" style:family="text">
      <style:text-properties fo:font-weight="bold" officeooo:rsid="0085a924" style:font-weight-asian="bold" style:font-weight-complex="bold"/>
    </style:style>
    <style:style style:name="T17" style:family="text">
      <style:text-properties fo:font-weight="bold" officeooo:rsid="008be814" style:font-weight-asian="bold" style:font-weight-complex="bold"/>
    </style:style>
    <style:style style:name="T18" style:family="text">
      <style:text-properties fo:font-weight="bold" officeooo:rsid="009f297f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52f45b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eca4f" style:font-style-asian="normal" style:font-style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3df100" style:font-size-asian="16pt" style:font-size-complex="16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Alike"/>
    </style:style>
    <style:style style:name="T27" style:family="text">
      <style:text-properties style:font-name="Alike" fo:font-weight="bold" style:font-weight-asian="bold" style:font-weight-complex="bold"/>
    </style:style>
    <style:style style:name="T28" style:family="text">
      <style:text-properties officeooo:rsid="0060871b"/>
    </style:style>
    <style:style style:name="T29" style:family="text">
      <style:text-properties officeooo:rsid="0061d93b"/>
    </style:style>
    <style:style style:name="T30" style:family="text">
      <style:text-properties style:font-name="Autour One"/>
    </style:style>
    <style:style style:name="T31" style:family="text">
      <style:text-properties style:font-name="Autour One" fo:font-weight="bold" style:font-weight-asian="bold" style:font-weight-complex="bold"/>
    </style:style>
    <style:style style:name="T32" style:family="text">
      <style:text-properties style:font-name="Belleza"/>
    </style:style>
    <style:style style:name="T33" style:family="text">
      <style:text-properties style:font-name="Belleza" fo:font-weight="bold" style:font-weight-asian="bold" style:font-weight-complex="bold"/>
    </style:style>
    <style:style style:name="T34" style:family="text">
      <style:text-properties style:font-name="Butcherman"/>
    </style:style>
    <style:style style:name="T35" style:family="text">
      <style:text-properties style:font-name="Butcherman" officeooo:rsid="0063789e"/>
    </style:style>
    <style:style style:name="T36" style:family="text">
      <style:text-properties style:font-name="Dancing Script"/>
    </style:style>
    <style:style style:name="T37" style:family="text">
      <style:text-properties style:font-name="Dancing Script" fo:font-weight="bold" style:font-weight-asian="bold" style:font-weight-complex="bold"/>
    </style:style>
    <style:style style:name="T38" style:family="text">
      <style:text-properties style:font-name="Diplomata SC"/>
    </style:style>
    <style:style style:name="T39" style:family="text">
      <style:text-properties style:font-name="Diplomata SC" fo:font-weight="bold" style:font-weight-asian="bold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style:style style:name="T42" style:family="text">
      <style:text-properties officeooo:rsid="006efe59"/>
    </style:style>
    <style:style style:name="T43" style:family="text">
      <style:text-properties officeooo:rsid="00703b2c"/>
    </style:style>
    <style:style style:name="T44" style:family="text">
      <style:text-properties style:font-name="CabinSketch" fo:font-weight="bold" style:font-weight-asian="bold" style:font-weight-complex="bold"/>
    </style:style>
    <style:style style:name="T45" style:family="text">
      <style:text-properties officeooo:rsid="0085a924"/>
    </style:style>
    <style:style style:name="T46" style:family="text">
      <style:text-properties officeooo:rsid="00890eee"/>
    </style:style>
    <style:style style:name="T47" style:family="text">
      <style:text-properties officeooo:rsid="00899c7c"/>
    </style:style>
    <style:style style:name="T48" style:family="text">
      <style:text-properties officeooo:rsid="008a24ab"/>
    </style:style>
    <style:style style:name="T49" style:family="text">
      <style:text-properties officeooo:rsid="008be814"/>
    </style:style>
    <style:style style:name="T50" style:family="text">
      <style:text-properties style:font-name="Cabin Sketch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18cm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text:span text:style-name="T23">Favoritas wacho</text:span><text:span text:style-name="T24">instaladas</text:span></text:p>
      <text:p text:style-name="Standard"/>
      <text:p text:style-name="P4">1001fonts.com</text:p>
      <text:p text:style-name="P8">terminator real nfi <text:span text:style-name="T6">(año día, AÑO DÍA)</text:span></text:p>
      <text:p text:style-name="P6"/>
      <text:p text:style-name="P3">1001<text:span text:style-name="T1">free</text:span>fonts.com</text:p>
      <text:section text:style-name="Sect1" text:name="Sección1">
        <text:p text:style-name="P166">AlmonteWood <text:span text:style-name="T6">(año día, AÑO DÍA)</text:span></text:p>
        <text:p text:style-name="P21">Bevan, BEVAN, <text:span text:style-name="T7">Bevan, BEVAN</text:span> <text:span text:style-name="T6">(año día, AÑO DÍA)</text:span></text:p>
        <text:p text:style-name="P167"><text:span text:style-name="T4">H</text:span>emi <text:span text:style-name="T4">H</text:span>ead, HEMI HEAD, <text:span text:style-name="T8">H</text:span><text:span text:style-name="T7">emi </text:span><text:span text:style-name="T8">H</text:span><text:span text:style-name="T7">ead, HEMI HEAD </text:span><text:span text:style-name="T9">(año aquí, AÑO AQUÍ)</text:span></text:p>
        <text:p text:style-name="P168">HighlandGothicFLF, <text:span text:style-name="T19">HighlandGothicFLF, </text:span><text:span text:style-name="T7">HIGHLANDGOTHICFLF </text:span><text:span text:style-name="T10">(año día, AÑO DÍA)</text:span></text:p>
        <text:p text:style-name="P20">HighlandGothicLightFLF, <text:span text:style-name="T7">HighlandGothicLightFLF, HIGHLANDGOTHICLIGHTFLF </text:span><text:span text:style-name="T11">(AÑO AQUÍ) </text:span></text:p>
        <text:p text:style-name="P16">kenyan coffee, <text:span text:style-name="T7">kenyan coffee, </text:span><text:span text:style-name="T19">KENYAN COFFEE </text:span><text:span text:style-name="T20">(año día, AÑO DÍA)</text:span></text:p>
        <text:p text:style-name="P17"><text:span text:style-name="T21">Ma</text:span><text:span text:style-name="T22">inframe bb, </text:span><text:span text:style-name="T7">Ma</text:span><text:span text:style-name="T12">inframe bb (año día, AÑO DÍA)</text:span></text:p>
        <text:p text:style-name="P18">Molo<text:span text:style-name="T5">T (año día, AÑO DÍA)</text:span></text:p>
        <text:p text:style-name="P19">Prototype, <text:span text:style-name="T7">Prototype, </text:span>PROTOTYPE, <text:span text:style-name="T7">PROTOTYPE </text:span><text:span text:style-name="T10">(año día, AÑO DÍA)</text:span></text:p>
        <text:p text:style-name="P2">SansFat, SANSFAT <text:span text:style-name="T6">(AÑO DÍA, año día)</text:span></text:p>
        <text:p text:style-name="P2"/>
        <text:p text:style-name="P5"><text:span text:style-name="T3">dafo</text:span>nt.com</text:p>
        <text:p text:style-name="P9">FFF_Tusj</text:p>
        <text:p text:style-name="P10">Roboto, <text:span text:style-name="T25">Roboto, </text:span>ROBOTO, <text:span text:style-name="T25">ROBOTO</text:span> <text:span text:style-name="T6">(año día, AÑO DÍA)</text:span></text:p>
        <text:p text:style-name="P11">HalloEuroboy (año día, AÑO DÍA)</text:p>
        <text:p text:style-name="P5"/>
        <text:p text:style-name="P1"><text:a xlink:type="simple" xlink:href="http://www.gnu.org/software/freefont/" text:style-name="Internet_20_link" text:visited-style-name="Visited_20_Internet_20_Link"><text:span text:style-name="T2">http://www.gnu.org/software/freefont/</text:span></text:a></text:p>
        <text:p text:style-name="P12">FreeMono,<text:span text:style-name="T7">FreeMono,</text:span>FREEMONO,<text:span text:style-name="T7">FREEMONO </text:span><text:span text:style-name="T10">(año día, AÑO DÍA)</text:span></text:p>
        <text:p text:style-name="P13">FreeSans, <text:span text:style-name="T7">FreeSans, </text:span>FREESANS, <text:span text:style-name="T7">FREESANS </text:span><text:span text:style-name="T10">(año, día, AÑO DÍA)</text:span></text:p>
        <text:p text:style-name="P14">FreeSerif, <text:span text:style-name="T7">FreeSerif, </text:span>FREESERIF, <text:span text:style-name="T7">FREESERIF </text:span><text:span text:style-name="T10">(año día, AÑO DÍA)</text:span></text:p>
        <text:p text:style-name="P15"/>
        <text:p text:style-name="P7"><text:span text:style-name="T10">D</text:span><text:span text:style-name="T18">CD</text:span></text:p>
        <text:p text:style-name="P34">Abril Fatface, ABRIL FATFACE</text:p>
        <text:p text:style-name="P35">Alegreya SC, <text:span text:style-name="T7">Alegreya SC,</text:span> ALEGREYA SC, <text:span text:style-name="T7">ALEGREYA SC, </text:span></text:p>
        <text:p text:style-name="P36">Alfa Slab One, ALFA SLAB ONE </text:p>
        <text:p text:style-name="P24"><text:span text:style-name="T26">Alike, ALIKE</text:span><text:span text:style-name="T27"> </text:span></text:p>
        <text:p text:style-name="P37">Allerta, ALLERTA </text:p>
        <text:p text:style-name="P38">Allerta Stencil<text:span text:style-name="T7">, </text:span>ALLERTA STENCIL </text:p>
        <text:p text:style-name="P39">Allura, <text:span text:style-name="T7">Allura, </text:span></text:p>
        <text:p text:style-name="P40">Amaranth, <text:span text:style-name="T7">Amaranth,</text:span> AMARANTH, <text:span text:style-name="T7">AMARANTH, </text:span></text:p>
        <text:p text:style-name="P41">Antic, <text:span text:style-name="T7">ANTIC, </text:span></text:p>
        <text:p text:style-name="P42">Anton, ANTON</text:p>
        <text:p text:style-name="P43">Architects Daughter, ARCHITECTS</text:p>
        <text:p text:style-name="P44">Archivo <text:span text:style-name="T29">Narrow</text:span>, <text:span text:style-name="T7">Archivo </text:span><text:span text:style-name="T14">Narrow</text:span><text:span text:style-name="T7">,</text:span> ARCHIVO <text:span text:style-name="T29">NARROW</text:span>, <text:span text:style-name="T7">ARCHIVO </text:span><text:span text:style-name="T14">NARROW</text:span><text:span text:style-name="T7">,</text:span> <text:span text:style-name="T28">(B,I,R)</text:span></text:p>
        <text:p text:style-name="P45"><text:soft-page-break/>Arimo, <text:span text:style-name="T7">Arimo, </text:span>ARIMO, <text:span text:style-name="T7">ARIMO, </text:span><text:span text:style-name="T28">(B,I,R) </text:span></text:p>
        <text:p text:style-name="P46">Arvo, <text:span text:style-name="T7">Arvo, </text:span><text:s/>ARVO, <text:s/><text:span text:style-name="T7">ARVO,</text:span> <text:s text:c="2"/><text:span text:style-name="T28">(B,I,R)</text:span></text:p>
        <text:p text:style-name="P25"><text:span text:style-name="T30">Autour One, AUTOUR ONE</text:span><text:span text:style-name="T31"> </text:span></text:p>
        <text:p text:style-name="P25"><text:span text:style-name="T32">Belleza, BELLEZA</text:span><text:span text:style-name="T33"> </text:span></text:p>
        <text:p text:style-name="P47">Berkshire Swash</text:p>
        <text:p text:style-name="P48">Bigelow Rules, BIGELOW RULES</text:p>
        <text:p text:style-name="P49">Black Ops One, BLACK OPS ONE</text:p>
        <text:p text:style-name="P26"><text:span text:style-name="T34">Butcherman </text:span><text:span text:style-name="T35">(año, aquí)</text:span></text:p>
        <text:p text:style-name="P27"><text:span text:style-name="T50">CabinSketch, </text:span><text:span text:style-name="T44">CabinSketch, </text:span><text:span text:style-name="T50">CABINSKETCH, </text:span><text:span text:style-name="T44">CABINSKETCH </text:span></text:p>
        <text:p text:style-name="P50">Cantata One, CANTATA ONE </text:p>
        <text:p text:style-name="P51">CantoraOne, CANTORAONE<text:span text:style-name="T7"> </text:span></text:p>
        <text:p text:style-name="P52">Carter One, CARTER ONE</text:p>
        <text:p text:style-name="P53">Chelsea Market,<text:span text:style-name="T7"> </text:span>CHELSEA MARKET</text:p>
        <text:p text:style-name="P54">Cherry Swash, <text:span text:style-name="T7">Cherry Swash, </text:span>CHERRY SWASH, <text:span text:style-name="T7">CHERRY SWASH, </text:span></text:p>
        <text:p text:style-name="P55">Chewy, CHEWY<text:span text:style-name="T7"> </text:span></text:p>
        <text:p text:style-name="P56">Cinzel, <text:span text:style-name="T7">Cinzel,</text:span> CINZEL, <text:span text:style-name="T7">CINZEL, </text:span></text:p>
        <text:p text:style-name="P57">ClickerScript, CLICKERSCRIPT</text:p>
        <text:p text:style-name="P58">Coda Caption, CODA CAPTION</text:p>
        <text:p text:style-name="P59">Codystar</text:p>
        <text:p text:style-name="P60">Coming Soon, COMING SOON</text:p>
        <text:p text:style-name="P61">Courgette, COURGETTE</text:p>
        <text:p text:style-name="P62">Coustard, COUSTARD</text:p>
        <text:p text:style-name="P63">Crafty Girls, CRAFTY GIRLS</text:p>
        <text:p text:style-name="P28">crashlytics-build.properties</text:p>
        <text:p text:style-name="P64">Creepster</text:p>
        <text:p text:style-name="P65">Crushed, CRUSHED<text:span text:style-name="T7"> </text:span></text:p>
        <text:p text:style-name="P31"><text:span text:style-name="T36">Dancing Script, </text:span><text:span text:style-name="T37">Dancing Script,</text:span><text:span text:style-name="T36"> DANCING SCRIPT , </text:span><text:span text:style-name="T37">DANCING SCRIPT </text:span></text:p>
        <text:p text:style-name="P66">Devonshire, DEVONSHIRE</text:p>
        <text:p text:style-name="P32"><text:span text:style-name="T38">Diplomata SC, D</text:span><text:span text:style-name="T39">iplomata SC,</text:span><text:span text:style-name="T38"> </text:span></text:p>
        <text:p text:style-name="P67">DroidSerif, <text:span text:style-name="T7">DroidSerif, </text:span>DROIDSERIF, <text:span text:style-name="T7">DROIDSERIF, </text:span></text:p>
        <text:p text:style-name="P68">Dr SugiyamaDR SUGIYAMA</text:p>
        <text:p text:style-name="P69">Economica, ECONOMICA<text:span text:style-name="T7"> </text:span></text:p>
        <text:p text:style-name="P70">Emilys Candy, EMILYS CANDY </text:p>
        <text:p text:style-name="P71">Engagement, ENGAGEMENT<text:span text:style-name="T7"> </text:span></text:p>
        <text:p text:style-name="P72">Euphoria Script, EUPHORIA</text:p>
        <text:p text:style-name="P73">Fenix, FENIX, <text:span text:style-name="T7"><text:s/></text:span></text:p>
        <text:p text:style-name="P74"><text:span text:style-name="T23">Flamenco, FLAMENCO, </text:span><text:span text:style-name="T7"><text:s/></text:span></text:p>
        <text:p text:style-name="P75"><text:soft-page-break/>Fondamento, FONDAMENTO</text:p>
        <text:p text:style-name="P76">Freckle Face, FRECKLE FACE </text:p>
        <text:p text:style-name="P77">Fredoka One, FREDOKA ONE</text:p>
        <text:p text:style-name="P78">Frijole, FRIJOLE<text:span text:style-name="T7"> </text:span></text:p>
        <text:p text:style-name="P79">Germania One, GERMANIA ONE</text:p>
        <text:p text:style-name="P80">Glass Antiqua, GLASS ANTIQUA, <text:span text:style-name="T7"><text:s/></text:span></text:p>
        <text:p text:style-name="P81">Glegoo, <text:span text:style-name="T7">Glegoo, </text:span>GLEGOO,<text:span text:style-name="T7"> GLEGOO</text:span></text:p>
        <text:p text:style-name="P82">Gochi Hand,<text:span text:style-name="T7"> </text:span>GOCHI HAND </text:p>
        <text:p text:style-name="P83">Graduate, GRADUATE,<text:span text:style-name="T7"> </text:span></text:p>
        <text:p text:style-name="P84">Grand Hotel, GRAND HOTEL<text:span text:style-name="T7"> </text:span></text:p>
        <text:p text:style-name="P85"><text:span text:style-name="T40">GreatVibes, GREATVIBES</text:span> </text:p>
        <text:p text:style-name="P86">Gruppo, GRUPPO, <text:span text:style-name="T7"><text:s/></text:span></text:p>
        <text:p text:style-name="P87">Gudea, GUDEA</text:p>
        <text:p text:style-name="P88">Hammersmith One, HAMMERSMITH ONE</text:p>
        <text:p text:style-name="P89">HelveticaNeue <text:span text:style-name="T42">LT Std, </text:span>HELVETICANEUE <text:span text:style-name="T42">LT STD</text:span></text:p>
        <text:p text:style-name="P90">I<text:span text:style-name="T43">M FELL English SC</text:span><text:span text:style-name="T15">, </text:span>I<text:span text:style-name="T43">M FELL ENGLISH SC</text:span></text:p>
        <text:p text:style-name="P91">JotiOne, JOTIONE</text:p>
        <text:p text:style-name="P92">Julius Sans One, JULIUS SANS ONE</text:p>
        <text:p text:style-name="P93">Kite One, KITE ONE</text:p>
        <text:p text:style-name="P94">Knewave, KNEWAVE<text:span text:style-name="T7"> </text:span></text:p>
        <text:p text:style-name="P95">Lato, <text:span text:style-name="T7">Lato, </text:span>LATO,<text:span text:style-name="T7"> LATO</text:span></text:p>
        <text:p text:style-name="P96">Lemon, LEMON</text:p>
        <text:p text:style-name="P97">Libre Baskerville, <text:span text:style-name="T7">Libre Baskerville,</text:span> LIBRE BASKERVILLE<text:span text:style-name="T7">,</text:span> LIBRE BASKERVILLE </text:p>
        <text:p text:style-name="P98">Lilita One, <text:span text:style-name="T7"><text:s/></text:span>LILITA ONE</text:p>
        <text:p text:style-name="P99">Lily Script One, LILY SCRIPT ONE </text:p>
        <text:p text:style-name="P100">Limelight, <text:span text:style-name="T46">LIMELIGHT</text:span></text:p>
        <text:p text:style-name="P101">Lobster, <text:span text:style-name="T46">LOBSTER</text:span></text:p>
        <text:p text:style-name="P102">Londrina Outline, <text:span text:style-name="T46">LONDRINA OUTLINE</text:span></text:p>
        <text:p text:style-name="P103">Londrina Shadow, <text:span text:style-name="T47">LONDRINA SHADOW</text:span></text:p>
        <text:p text:style-name="P104">Londrina Sketch, <text:span text:style-name="T47">LONDRINA SKETCH</text:span></text:p>
        <text:p text:style-name="P105">Lora, <text:span text:style-name="T7">Lora, </text:span><text:span text:style-name="T45">LORA, </text:span><text:span text:style-name="T16">LORA</text:span></text:p>
        <text:p text:style-name="P106">Love Ya Like A Sister, LOVE YA LIKE A SISTER</text:p>
        <text:p text:style-name="P107">Lustria, <text:span text:style-name="T48">LUSTRIA</text:span> </text:p>
        <text:p text:style-name="P108">Megrim</text:p>
        <text:p text:style-name="P109">MiltonianTattoo</text:p>
        <text:p text:style-name="P110">Mr Dafoe</text:p>
        <text:p text:style-name="P111">Mystery Quest</text:p>
        <text:p text:style-name="P112">Niconne</text:p>
        <text:p text:style-name="P113">Nixie One, NIXIE ONE, </text:p>
        <text:p text:style-name="P114"><text:soft-page-break/>Nunito, <text:span text:style-name="T7">Nunito,</text:span> <text:span text:style-name="T49">NUNITO, </text:span><text:span text:style-name="T17">NUNITO</text:span></text:p>
        <text:p text:style-name="P115">Open Sans, <text:span text:style-name="T7">Open Sans, </text:span>OPEN SANS,<text:span text:style-name="T7"> OPEN SANS</text:span></text:p>
        <text:p text:style-name="P116">Oregano</text:p>
        <text:p text:style-name="P117">Overthe Rainbow</text:p>
        <text:p text:style-name="P118">Pacifico</text:p>
        <text:p text:style-name="P119">Parisienne</text:p>
        <text:p text:style-name="P120">Permanent Marker</text:p>
        <text:p text:style-name="P121">Pinyon Script</text:p>
        <text:p text:style-name="P122">Playfair Display SC, <text:span text:style-name="T7">Playfair Display SC, </text:span>PLAYFAIR DISPLAY SC, <text:span text:style-name="T7">PLAYFAIR DISPLAY SC</text:span></text:p>
        <text:p text:style-name="P123">Prata</text:p>
        <text:p text:style-name="P124">Princess Sofia</text:p>
        <text:p text:style-name="P125">Prosto One</text:p>
        <text:p text:style-name="P126">PT Sans, <text:span text:style-name="T7">PT Sans,</text:span> PT SANS, <text:span text:style-name="T7">PT SANS</text:span></text:p>
        <text:p text:style-name="P127">Quando</text:p>
        <text:p text:style-name="P29">Quattrocento, <text:span text:style-name="T7">Quattrocento,</text:span> QUATTROCENTO, <text:span text:style-name="T7">QUATTROCENTO</text:span></text:p>
        <text:p text:style-name="P128">Qwigley</text:p>
        <text:p text:style-name="P129">Racing Sans One</text:p>
        <text:p text:style-name="P130">Raleway, <text:span text:style-name="T7">Raleway,</text:span> RALEWAY, <text:span text:style-name="T7">RALEWAY</text:span></text:p>
        <text:p text:style-name="P131">Ribeye</text:p>
        <text:p text:style-name="P132">Ribeye Marrow</text:p>
        <text:p text:style-name="P30">Roboto, <text:span text:style-name="T7">Roboto,</text:span> ROBOTO, <text:span text:style-name="T7">ROBOTO</text:span></text:p>
        <text:p text:style-name="P133">Rock Salt</text:p>
        <text:p text:style-name="P23">Rokkitt, <text:span text:style-name="T7">Rokkitt,</text:span> ROKKITT, <text:span text:style-name="T7">ROKKITT, </text:span></text:p>
        <text:p text:style-name="P137">Rosario, <text:span text:style-name="T7">Rosario, </text:span>ROSARIO, <text:span text:style-name="T7">ROSARIO</text:span></text:p>
        <text:p text:style-name="P138">Rum Raisin</text:p>
        <text:p text:style-name="P139">Ruthie</text:p>
        <text:p text:style-name="P140">Rye</text:p>
        <text:p text:style-name="P141">Sacramento</text:p>
        <text:p text:style-name="P163">Sanchez</text:p>
        <text:p text:style-name="P142">Satisfy</text:p>
        <text:p text:style-name="P143">Schoolbell</text:p>
        <text:p text:style-name="P144">Shadows Into Light</text:p>
        <text:p text:style-name="P145">Share Tech</text:p>
        <text:p text:style-name="P146">Share Tech Mono</text:p>
        <text:p text:style-name="P147">Six Caps</text:p>
        <text:p text:style-name="P148">Sniglet</text:p>
        <text:p text:style-name="P149">Special Elite</text:p>
        <text:p text:style-name="P150"><text:soft-page-break/>Stalemate</text:p>
        <text:p text:style-name="P151">Stint Ultra Expanded</text:p>
        <text:p text:style-name="P152">Stoke</text:p>
        <text:p text:style-name="P134">Tangerine, <text:span text:style-name="T7">Tangerine, </text:span><text:span text:style-name="T40">TANGERINE, </text:span><text:span text:style-name="T41">TANGERINE,</text:span><text:span text:style-name="T40"> </text:span></text:p>
        <text:p text:style-name="P153">Text Me One</text:p>
        <text:p text:style-name="P154">The Girl Next Door</text:p>
        <text:p text:style-name="P155">Trocchi</text:p>
        <text:p text:style-name="P156">Trykker</text:p>
        <text:p text:style-name="P157">Ultra</text:p>
        <text:p text:style-name="P164">UnifrakturMaguntia</text:p>
        <text:p text:style-name="P158">Vampiro One</text:p>
        <text:p text:style-name="P159">Vast Shadow</text:p>
        <text:p text:style-name="P160">Vidaloka</text:p>
        <text:p text:style-name="P135">Volkhov, <text:span text:style-name="T7">Volkhov, </text:span>VOLKHOV, <text:span text:style-name="T7">VOLKHOV</text:span></text:p>
        <text:p text:style-name="P161">VT323</text:p>
        <text:p text:style-name="P162">Yellowtail</text:p>
        <text:p text:style-name="P33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VT323" svg:font-family="VT323" style:font-pitch="fixed"/>
    <style:font-face style:name="FreeMono" svg:font-family="FreeMono" style:font-family-generic="modern" style:font-pitch="fixed"/>
    <style:font-face style:name="Abril Fatface" svg:font-family="'Abril Fatface'" style:font-pitch="variable"/>
    <style:font-face style:name="Alegreya SC" svg:font-family="'Alegreya SC'" style:font-pitch="variable"/>
    <style:font-face style:name="Alfa Slab One" svg:font-family="'Alfa Slab One'" style:font-pitch="variable"/>
    <style:font-face style:name="Alike" svg:font-family="Alike" style:font-pitch="variable"/>
    <style:font-face style:name="Allerta" svg:font-family="Allerta" style:font-pitch="variable"/>
    <style:font-face style:name="Allerta Stencil" svg:font-family="'Allerta Stencil'" style:font-pitch="variable"/>
    <style:font-face style:name="Allura" svg:font-family="Allura" style:font-pitch="variable"/>
    <style:font-face style:name="Almonte Woodgrain" svg:font-family="'Almonte Woodgrain'" style:font-pitch="variable"/>
    <style:font-face style:name="Amaranth" svg:font-family="Amaranth" style:font-pitch="variable"/>
    <style:font-face style:name="Antic" svg:font-family="Antic" style:font-pitch="variable"/>
    <style:font-face style:name="Anton" svg:font-family="Anton" style:font-pitch="variable"/>
    <style:font-face style:name="Architects Daughter" svg:font-family="'Architects Daughter'" style:font-pitch="variable"/>
    <style:font-face style:name="Archivo Narrow" svg:font-family="'Archivo Narrow'" style:font-pitch="variable"/>
    <style:font-face style:name="Arvo" svg:font-family="Arvo" style:font-pitch="variable"/>
    <style:font-face style:name="Autour One" svg:font-family="'Autour One'" style:font-pitch="variable"/>
    <style:font-face style:name="Belleza" svg:font-family="Belleza" style:font-pitch="variable"/>
    <style:font-face style:name="Berkshire Swash" svg:font-family="'Berkshire Swash'" style:font-pitch="variable"/>
    <style:font-face style:name="Bevan" svg:font-family="Bevan" style:font-pitch="variable"/>
    <style:font-face style:name="Bigelow Rules" svg:font-family="'Bigelow Rules'" style:font-pitch="variable"/>
    <style:font-face style:name="Black Ops One" svg:font-family="'Black Ops One'" style:font-pitch="variable"/>
    <style:font-face style:name="Butcherman" svg:font-family="Butcherman" style:font-pitch="variable"/>
    <style:font-face style:name="Cabin Sketch" svg:font-family="'Cabin Sketch'" style:font-pitch="variable"/>
    <style:font-face style:name="CabinSketch" svg:font-family="CabinSketch" style:font-pitch="variable"/>
    <style:font-face style:name="Cantata One" svg:font-family="'Cantata One'" style:font-pitch="variable"/>
    <style:font-face style:name="CantoraOne" svg:font-family="CantoraOne" style:font-pitch="variable"/>
    <style:font-face style:name="Carter One" svg:font-family="'Carter One'" style:font-pitch="variable"/>
    <style:font-face style:name="Chelsea Market" svg:font-family="'Chelsea Market'" style:font-pitch="variable"/>
    <style:font-face style:name="Cherry Swash" svg:font-family="'Cherry Swash'" style:font-pitch="variable"/>
    <style:font-face style:name="Chewy" svg:font-family="Chewy" style:font-pitch="variable"/>
    <style:font-face style:name="Cinzel" svg:font-family="Cinzel" style:font-pitch="variable"/>
    <style:font-face style:name="Clicker Script" svg:font-family="'Clicker Script'" style:font-pitch="variable"/>
    <style:font-face style:name="Coda Caption" svg:font-family="'Coda Caption'" style:font-pitch="variable"/>
    <style:font-face style:name="Codystar" svg:font-family="Codystar" style:font-pitch="variable"/>
    <style:font-face style:name="Coming Soon" svg:font-family="'Coming Soon'" style:font-pitch="variable"/>
    <style:font-face style:name="Courgette" svg:font-family="Courgette" style:font-pitch="variable"/>
    <style:font-face style:name="Coustard" svg:font-family="Coustard" style:font-pitch="variable"/>
    <style:font-face style:name="Crafty Girls" svg:font-family="'Crafty Girls'" style:font-pitch="variable"/>
    <style:font-face style:name="Creepster" svg:font-family="Creepster" style:font-pitch="variable"/>
    <style:font-face style:name="Crushed" svg:font-family="Crushed" style:font-pitch="variable"/>
    <style:font-face style:name="Dancing Script" svg:font-family="'Dancing Script'" style:font-pitch="variable"/>
    <style:font-face style:name="Devonshire" svg:font-family="Devonshire" style:font-pitch="variable"/>
    <style:font-face style:name="Diplomata SC" svg:font-family="'Diplomata SC'" style:font-pitch="variable"/>
    <style:font-face style:name="Dr Sugiyama" svg:font-family="'Dr Sugiyama'" style:font-pitch="variable"/>
    <style:font-face style:name="Economica" svg:font-family="Economica" style:font-pitch="variable"/>
    <style:font-face style:name="Emilys Candy" svg:font-family="'Emilys Candy'" style:font-pitch="variable"/>
    <style:font-face style:name="Engagement" svg:font-family="Engagement" style:font-pitch="variable"/>
    <style:font-face style:name="Euphoria Script" svg:font-family="'Euphoria Script'" style:font-pitch="variable"/>
    <style:font-face style:name="FFF Tusj" svg:font-family="'FFF Tusj'" style:font-pitch="variable"/>
    <style:font-face style:name="Fenix" svg:font-family="Fenix" style:font-pitch="variable"/>
    <style:font-face style:name="Flamenco" svg:font-family="Flamenco" style:font-pitch="variable"/>
    <style:font-face style:name="Fondamento" svg:font-family="Fondamento" style:font-pitch="variable"/>
    <style:font-face style:name="Freckle Face" svg:font-family="'Freckle Face'" style:font-pitch="variable"/>
    <style:font-face style:name="Fredoka One" svg:font-family="'Fredoka One'" style:font-pitch="variable"/>
    <style:font-face style:name="Frijole" svg:font-family="Frijole" style:font-pitch="variable"/>
    <style:font-face style:name="Germania One" svg:font-family="'Germania One'" style:font-pitch="variable"/>
    <style:font-face style:name="Glass Antiqua" svg:font-family="'Glass Antiqua'" style:font-pitch="variable"/>
    <style:font-face style:name="Glegoo" svg:font-family="Glegoo" style:font-pitch="variable"/>
    <style:font-face style:name="Gochi Hand" svg:font-family="'Gochi Hand'" style:font-pitch="variable"/>
    <style:font-face style:name="Graduate" svg:font-family="Graduate" style:font-pitch="variable"/>
    <style:font-face style:name="Grand Hotel" svg:font-family="'Grand Hotel'" style:font-pitch="variable"/>
    <style:font-face style:name="Great Vibes" svg:font-family="'Great Vibes'" style:font-pitch="variable"/>
    <style:font-face style:name="Gruppo" svg:font-family="Gruppo" style:font-pitch="variable"/>
    <style:font-face style:name="Gudea" svg:font-family="Gudea" style:font-pitch="variable"/>
    <style:font-face style:name="Hallo Euroboy" svg:font-family="'Hallo Euroboy'" style:font-pitch="variable"/>
    <style:font-face style:name="HammersmithOne" svg:font-family="HammersmithOne" style:font-pitch="variable"/>
    <style:font-face style:name="Helvetica Neue LT Std" svg:font-family="'Helvetica Neue LT Std'" style:font-pitch="variable"/>
    <style:font-face style:name="Hemi Head" svg:font-family="'Hemi Head'" style:font-pitch="variable"/>
    <style:font-face style:name="IM FELL English SC" svg:font-family="'IM FELL English SC'" style:font-pitch="variable"/>
    <style:font-face style:name="Joti One" svg:font-family="'Joti One'" style:font-pitch="variable"/>
    <style:font-face style:name="Kenyan Coffee" svg:font-family="'Kenyan Coffee'" style:font-pitch="variable"/>
    <style:font-face style:name="Kite One" svg:font-family="'Kite One'" style:font-pitch="variable"/>
    <style:font-face style:name="Knewave" svg:font-family="Knewave" style:font-pitch="variable"/>
    <style:font-face style:name="Lato" svg:font-family="Lato" style:font-pitch="variable"/>
    <style:font-face style:name="Lemon" svg:font-family="Lemon" style:font-pitch="variable"/>
    <style:font-face style:name="Libre Baskerville" svg:font-family="'Libre Baskerville'" style:font-pitch="variable"/>
    <style:font-face style:name="Lilita One" svg:font-family="'Lilita One'" style:font-pitch="variable"/>
    <style:font-face style:name="Lily Script One" svg:font-family="'Lily Script One'" style:font-pitch="variable"/>
    <style:font-face style:name="Limelight" svg:font-family="Limelight" style:font-pitch="variable"/>
    <style:font-face style:name="Lobster" svg:font-family="Lobster" style:font-pitch="variable"/>
    <style:font-face style:name="Londrina Outline" svg:font-family="'Londrina Outline'" style:font-pitch="variable"/>
    <style:font-face style:name="Londrina Shadow" svg:font-family="'Londrina Shadow'" style:font-pitch="variable"/>
    <style:font-face style:name="Londrina Sketch" svg:font-family="'Londrina Sketch'" style:font-pitch="variable"/>
    <style:font-face style:name="Lora" svg:font-family="Lora" style:font-pitch="variable"/>
    <style:font-face style:name="Love Ya Like A Sister" svg:font-family="'Love Ya Like A Sister'" style:font-pitch="variable"/>
    <style:font-face style:name="Lustria" svg:font-family="Lustria" style:font-pitch="variable"/>
    <style:font-face style:name="Mainframe BB" svg:font-family="'Mainframe BB'" style:font-pitch="variable"/>
    <style:font-face style:name="Megrim" svg:font-family="Megrim" style:font-pitch="variable"/>
    <style:font-face style:name="Miltonian Tattoo" svg:font-family="'Miltonian Tattoo'" style:font-pitch="variable"/>
    <style:font-face style:name="Molot" svg:font-family="Molot" style:font-pitch="variable"/>
    <style:font-face style:name="Mr Dafoe" svg:font-family="'Mr Dafoe'" style:font-pitch="variable"/>
    <style:font-face style:name="Mystery Quest" svg:font-family="'Mystery Quest'" style:font-pitch="variable"/>
    <style:font-face style:name="Niconne" svg:font-family="Niconne" style:font-pitch="variable"/>
    <style:font-face style:name="Nixie One" svg:font-family="'Nixie One'" style:font-pitch="variable"/>
    <style:font-face style:name="Nunito" svg:font-family="Nunito" style:font-pitch="variable"/>
    <style:font-face style:name="Open Sans" svg:font-family="'Open Sans'" style:font-pitch="variable"/>
    <style:font-face style:name="Oregano" svg:font-family="Oregano" style:font-pitch="variable"/>
    <style:font-face style:name="Over the Rainbow" svg:font-family="'Over the Rainbow'" style:font-pitch="variable"/>
    <style:font-face style:name="PT Sans" svg:font-family="'PT Sans'" style:font-pitch="variable"/>
    <style:font-face style:name="Pacifico" svg:font-family="Pacifico" style:font-pitch="variable"/>
    <style:font-face style:name="Parisienne" svg:font-family="Parisienne" style:font-pitch="variable"/>
    <style:font-face style:name="Permanent Marker" svg:font-family="'Permanent Marker'" style:font-pitch="variable"/>
    <style:font-face style:name="Pinyon Script" svg:font-family="'Pinyon Script'" style:font-pitch="variable"/>
    <style:font-face style:name="Playfair Display SC" svg:font-family="'Playfair Display SC'" style:font-pitch="variable"/>
    <style:font-face style:name="Prata" svg:font-family="Prata" style:font-pitch="variable"/>
    <style:font-face style:name="Princess Sofia" svg:font-family="'Princess Sofia'" style:font-pitch="variable"/>
    <style:font-face style:name="Prosto One" svg:font-family="'Prosto One'" style:font-pitch="variable"/>
    <style:font-face style:name="Prototype" svg:font-family="Prototype" style:font-pitch="variable"/>
    <style:font-face style:name="Quando" svg:font-family="Quando" style:font-pitch="variable"/>
    <style:font-face style:name="Qwigley" svg:font-family="Qwigley" style:font-pitch="variable"/>
    <style:font-face style:name="Racing Sans One" svg:font-family="'Racing Sans One'" style:font-pitch="variable"/>
    <style:font-face style:name="Raleway" svg:font-family="Raleway" style:font-pitch="variable"/>
    <style:font-face style:name="Ribeye" svg:font-family="Ribeye" style:font-pitch="variable"/>
    <style:font-face style:name="Ribeye Marrow" svg:font-family="'Ribeye Marrow'" style:font-pitch="variable"/>
    <style:font-face style:name="Roboto" svg:font-family="Roboto" style:font-adornments="Light" style:font-pitch="variable"/>
    <style:font-face style:name="Rock Salt" svg:font-family="'Rock Salt'" style:font-pitch="variable"/>
    <style:font-face style:name="Rokkitt" svg:font-family="Rokkitt" style:font-pitch="variable"/>
    <style:font-face style:name="Rosario" svg:font-family="Rosario" style:font-pitch="variable"/>
    <style:font-face style:name="Rum Raisin" svg:font-family="'Rum Raisin'" style:font-pitch="variable"/>
    <style:font-face style:name="Ruthie" svg:font-family="Ruthie" style:font-pitch="variable"/>
    <style:font-face style:name="Rye" svg:font-family="Rye" style:font-pitch="variable"/>
    <style:font-face style:name="Sacramento" svg:font-family="Sacramento" style:font-pitch="variable"/>
    <style:font-face style:name="Sanchez" svg:font-family="Sanchez" style:font-pitch="variable"/>
    <style:font-face style:name="Satisfy" svg:font-family="Satisfy" style:font-pitch="variable"/>
    <style:font-face style:name="Schoolbell" svg:font-family="Schoolbell" style:font-pitch="variable"/>
    <style:font-face style:name="Shadows Into Light" svg:font-family="'Shadows Into Light'" style:font-pitch="variable"/>
    <style:font-face style:name="Share Tech" svg:font-family="'Share Tech'" style:font-pitch="variable"/>
    <style:font-face style:name="Share Tech Mono" svg:font-family="'Share Tech Mono'" style:font-pitch="variable"/>
    <style:font-face style:name="Six Caps" svg:font-family="'Six Caps'" style:font-pitch="variable"/>
    <style:font-face style:name="Sniglet" svg:font-family="Sniglet" style:font-pitch="variable"/>
    <style:font-face style:name="Special Elite" svg:font-family="'Special Elite'" style:font-pitch="variable"/>
    <style:font-face style:name="Stalemate" svg:font-family="Stalemate" style:font-pitch="variable"/>
    <style:font-face style:name="Stint Ultra Expanded" svg:font-family="'Stint Ultra Expanded'" style:font-pitch="variable"/>
    <style:font-face style:name="Stoke" svg:font-family="Stoke" style:font-pitch="variable"/>
    <style:font-face style:name="Tangerine" svg:font-family="Tangerine" style:font-pitch="variable"/>
    <style:font-face style:name="Terminator Real NFI" svg:font-family="'Terminator Real NFI'" style:font-pitch="variable"/>
    <style:font-face style:name="Text Me One" svg:font-family="'Text Me One'" style:font-pitch="variable"/>
    <style:font-face style:name="The Girl Next Door" svg:font-family="'The Girl Next Door'" style:font-pitch="variable"/>
    <style:font-face style:name="Trocchi" svg:font-family="Trocchi" style:font-pitch="variable"/>
    <style:font-face style:name="Trykker" svg:font-family="Trykker" style:font-pitch="variable"/>
    <style:font-face style:name="Ultra" svg:font-family="Ultra" style:font-pitch="variable"/>
    <style:font-face style:name="UnifrakturMaguntia" svg:font-family="UnifrakturMaguntia" style:font-pitch="variable"/>
    <style:font-face style:name="Vampiro One" svg:font-family="'Vampiro One'" style:font-pitch="variable"/>
    <style:font-face style:name="Vast Shadow" svg:font-family="'Vast Shadow'" style:font-pitch="variable"/>
    <style:font-face style:name="Vertigo Upright BRK" svg:font-family="'Vertigo Upright BRK'" style:font-pitch="variable"/>
    <style:font-face style:name="Vidaloka" svg:font-family="Vidaloka" style:font-pitch="variable"/>
    <style:font-face style:name="Volkhov" svg:font-family="Volkhov" style:font-pitch="variable"/>
    <style:font-face style:name="Yellowtail" svg:font-family="Yellowtail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HighlandGothicFLF" svg:font-family="HighlandGothicFLF" style:font-family-generic="swiss" style:font-pitch="variable"/>
    <style:font-face style:name="HighlandGothicLightFLF" svg:font-family="HighlandGothicLightFLF" style:font-family-generic="swiss" style:font-pitch="variable"/>
    <style:font-face style:name="Julius Sans One" svg:font-family="'Julius Sans One'" style:font-family-generic="swiss" style:font-pitch="variable"/>
    <style:font-face style:name="Liberation Sans" svg:font-family="'Liberation Sans'" style:font-family-generic="swiss" style:font-pitch="variable"/>
    <style:font-face style:name="SansFat" svg:font-family="SansFa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chin </meta:initial-creator>
    <meta:creation-date>2013-08-22T14:56:30</meta:creation-date>
    <dc:date>2022-05-25T18:19:14.612792666</dc:date>
    <meta:editing-duration>PT16H23M15S</meta:editing-duration>
    <meta:editing-cycles>140</meta:editing-cycles>
    <meta:generator>LibreOffice/7.0.4.2$Linux_x86 LibreOffice_project/00$Build-2</meta:generator>
    <meta:document-statistic meta:table-count="0" meta:image-count="0" meta:object-count="0" meta:page-count="5" meta:paragraph-count="164" meta:word-count="561" meta:character-count="4079" meta:non-whitespace-character-count="3631"/>
  </office:meta>
</office:document-meta>
</file>